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7096" calcext:value-type="float">
            <text:p>118.4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772" calcext:value-type="float">
            <text:p>118.9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2104" calcext:value-type="float">
            <text:p>118.9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2208" calcext:value-type="float">
            <text:p>119.0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1352" calcext:value-type="float">
            <text:p>119.0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0496" calcext:value-type="float">
            <text:p>119.0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9784" calcext:value-type="float">
            <text:p>119.4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8408" calcext:value-type="float">
            <text:p>119.0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012" calcext:value-type="float">
            <text:p>119.0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436" calcext:value-type="float">
            <text:p>118.7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9936" calcext:value-type="float">
            <text:p>118.3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8704" calcext:value-type="float">
            <text:p>118.4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6032" calcext:value-type="float">
            <text:p>118.3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7264" calcext:value-type="float">
            <text:p>118.3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952" calcext:value-type="float">
            <text:p>118.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2944" calcext:value-type="float">
            <text:p>118.0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7704" calcext:value-type="float">
            <text:p>118.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8184" calcext:value-type="float">
            <text:p>118.0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7704" calcext:value-type="float">
            <text:p>118.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38" calcext:value-type="float">
            <text:p>118.0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4656" calcext:value-type="float">
            <text:p>118.0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904" calcext:value-type="float">
            <text:p>118.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62" calcext:value-type="float">
            <text:p>118.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1776" calcext:value-type="float">
            <text:p>117.8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8248" calcext:value-type="float">
            <text:p>117.8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9104" calcext:value-type="float">
            <text:p>117.7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5848" calcext:value-type="float">
            <text:p>117.6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0232" calcext:value-type="float">
            <text:p>117.6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4136" calcext:value-type="float">
            <text:p>117.6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9" calcext:value-type="float">
            <text:p>117.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9856" calcext:value-type="float">
            <text:p>117.7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7288" calcext:value-type="float">
            <text:p>117.7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9856" calcext:value-type="float">
            <text:p>117.7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0336" calcext:value-type="float">
            <text:p>117.7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3656" calcext:value-type="float">
            <text:p>117.6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468" calcext:value-type="float">
            <text:p>117.4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2384" calcext:value-type="float">
            <text:p>117.3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2472" calcext:value-type="float">
            <text:p>116.5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1344" calcext:value-type="float">
            <text:p>116.6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124" calcext:value-type="float">
            <text:p>116.6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2784" calcext:value-type="float">
            <text:p>116.7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0696" calcext:value-type="float">
            <text:p>116.8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3408" calcext:value-type="float">
            <text:p>117.1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4184" calcext:value-type="float">
            <text:p>116.5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5896" calcext:value-type="float">
            <text:p>116.5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3392" calcext:value-type="float">
            <text:p>116.2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9928" calcext:value-type="float">
            <text:p>116.0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3376" calcext:value-type="float">
            <text:p>115.4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1664" calcext:value-type="float">
            <text:p>115.4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0576" calcext:value-type="float">
            <text:p>115.8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64" calcext:value-type="float">
            <text:p>115.9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1264" calcext:value-type="float">
            <text:p>116.0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576" calcext:value-type="float">
            <text:p>116.2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4896" calcext:value-type="float">
            <text:p>116.1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1528" calcext:value-type="float">
            <text:p>117.3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6016" calcext:value-type="float">
            <text:p>117.4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852" calcext:value-type="float">
            <text:p>117.6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4136" calcext:value-type="float">
            <text:p>117.6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852" calcext:value-type="float">
            <text:p>117.6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8416" calcext:value-type="float">
            <text:p>117.6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0232" calcext:value-type="float">
            <text:p>117.6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472" calcext:value-type="float">
            <text:p>117.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3968" calcext:value-type="float">
            <text:p>117.8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8456" calcext:value-type="float">
            <text:p>117.9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0272" calcext:value-type="float">
            <text:p>118.0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524" calcext:value-type="float">
            <text:p>118.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8288" calcext:value-type="float">
            <text:p>118.1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428" calcext:value-type="float">
            <text:p>118.0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5616" calcext:value-type="float">
            <text:p>118.0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3152" calcext:value-type="float">
            <text:p>118.1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1544" calcext:value-type="float">
            <text:p>118.2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2504" calcext:value-type="float">
            <text:p>118.3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9328" calcext:value-type="float">
            <text:p>118.8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7888" calcext:value-type="float">
            <text:p>118.7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4984" calcext:value-type="float">
            <text:p>119.1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7056" calcext:value-type="float">
            <text:p>118.1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5032" calcext:value-type="float">
            <text:p>117.9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0648" calcext:value-type="float">
            <text:p>117.9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1672" calcext:value-type="float">
            <text:p>117.7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7232" calcext:value-type="float">
            <text:p>116.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0408" calcext:value-type="float">
            <text:p>116.0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0408" calcext:value-type="float">
            <text:p>116.0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7424" calcext:value-type="float">
            <text:p>115.7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0848" calcext:value-type="float">
            <text:p>115.7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6776" calcext:value-type="float">
            <text:p>115.9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0576" calcext:value-type="float">
            <text:p>115.8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9928" calcext:value-type="float">
            <text:p>116.0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2768" calcext:value-type="float">
            <text:p>115.8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5128" calcext:value-type="float">
            <text:p>115.7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2768" calcext:value-type="float">
            <text:p>115.8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3664" calcext:value-type="float">
            <text:p>116.1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7272" calcext:value-type="float">
            <text:p>116.8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2968" calcext:value-type="float">
            <text:p>117.4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3656" calcext:value-type="float">
            <text:p>117.6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852" calcext:value-type="float">
            <text:p>117.6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7768" calcext:value-type="float">
            <text:p>117.7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4072" calcext:value-type="float">
            <text:p>117.9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4176" calcext:value-type="float">
            <text:p>117.9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476" calcext:value-type="float">
            <text:p>118.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9728" calcext:value-type="float">
            <text:p>118.2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8704" calcext:value-type="float">
            <text:p>118.4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772" calcext:value-type="float">
            <text:p>118.9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1664" calcext:value-type="float">
            <text:p>119.2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1664" calcext:value-type="float">
            <text:p>119.2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6008" calcext:value-type="float">
            <text:p>118.9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8096" calcext:value-type="float">
            <text:p>118.8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1144" calcext:value-type="float">
            <text:p>118.8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9056" calcext:value-type="float">
            <text:p>118.9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7824" calcext:value-type="float">
            <text:p>118.9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1456" calcext:value-type="float">
            <text:p>119.0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2832" calcext:value-type="float">
            <text:p>119.4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3184" calcext:value-type="float">
            <text:p>119.9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596" calcext:value-type="float">
            <text:p>120.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816" calcext:value-type="float">
            <text:p>120.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4832" calcext:value-type="float">
            <text:p>120.1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0576" calcext:value-type="float">
            <text:p>119.6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0264" calcext:value-type="float">
            <text:p>119.4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164" calcext:value-type="float">
            <text:p>119.8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6088" calcext:value-type="float">
            <text:p>119.5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6632" calcext:value-type="float">
            <text:p>119.3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2968" calcext:value-type="float">
            <text:p>117.4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1344" calcext:value-type="float">
            <text:p>116.6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6712" calcext:value-type="float">
            <text:p>116.1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64" calcext:value-type="float">
            <text:p>115.9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492" calcext:value-type="float">
            <text:p>115.5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9872" calcext:value-type="float">
            <text:p>114.7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4528" calcext:value-type="float">
            <text:p>114.7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664" calcext:value-type="float">
            <text:p>114.6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2776" calcext:value-type="float">
            <text:p>114.4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62" calcext:value-type="float">
            <text:p>114.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1712" calcext:value-type="float">
            <text:p>114.2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3304" calcext:value-type="float">
            <text:p>113.3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2344" calcext:value-type="float">
            <text:p>113.2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7104" calcext:value-type="float">
            <text:p>113.2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6416" calcext:value-type="float">
            <text:p>113.0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10-1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1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6096" calcext:value-type="float">
            <text:p>114.3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2816" calcext:value-type="float">
            <text:p>114.7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8456" calcext:value-type="float">
            <text:p>114.1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1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3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2304</text:p>
          </table:table-cell>
          <table:table-cell office:value-type="string" calcext:value-type="string">
            <text:p>Ding Dong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88" meta:object-count="0"/>
    <meta:user-defined meta:name="AppVersion">3.0</meta:user-defined>
  </office:meta>
</office:document-meta>
</file>